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9" table:default-cell-style-name="ce1"/>
        <table:table-column table:style-name="co9" table:number-columns-repeated="9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table:style-name="Default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2" table:style-name="Default" office:value-type="float" office:value="1.12" calcext:value-type="float">
            <text:p>1,12</text:p>
          </table:table-cell>
          <table:table-cell table:number-columns-repeated="3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 [.C$1] * [.$A4] ^[.C$2]" office:value-type="float" office:value="1.84037530124975" calcext:value-type="float">
            <text:p>1,84</text:p>
          </table:table-cell>
          <table:table-cell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formula="of:= [.C$1] * [.$A5] ^[.C$2]" office:value-type="float" office:value="2.04769940248372" calcext:value-type="float">
            <text:p>2,048</text:p>
          </table:table-cell>
          <table:table-cell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formula="of:= [.C$1] * [.$A6] ^[.C$2]" office:value-type="float" office:value="2.25730057266486" calcext:value-type="float">
            <text:p>2,257</text:p>
          </table:table-cell>
          <table:table-cell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formula="of:= [.C$1] * [.$A7] ^[.C$2]" office:value-type="float" office:value="2.46901057902918" calcext:value-type="float">
            <text:p>2,469</text:p>
          </table:table-cell>
          <table:table-cell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formula="of:= [.C$1] * [.$A8] ^[.C$2]" office:value-type="float" office:value="2.68268571157307" calcext:value-type="float">
            <text:p>2,683</text:p>
          </table:table-cell>
          <table:table-cell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formula="of:= [.C$1] * [.$A9] ^[.C$2]" office:value-type="float" office:value="2.89820169644508" calcext:value-type="float">
            <text:p>2,898</text:p>
          </table:table-cell>
          <table:table-cell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formula="of:= [.C$1] * [.$A10] ^[.C$2]" office:value-type="float" office:value="3.11544993632935" calcext:value-type="float">
            <text:p>3,115</text:p>
          </table:table-cell>
          <table:table-cell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formula="of:= [.C$1] * [.$A11] ^[.C$2]" office:value-type="float" office:value="3.33433466955918" calcext:value-type="float">
            <text:p>3,334</text:p>
          </table:table-cell>
          <table:table-cell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formula="of:= [.C$1] * [.$A12] ^[.C$2]" office:value-type="float" office:value="3.55477078215578" calcext:value-type="float">
            <text:p>3,555</text:p>
          </table:table-cell>
          <table:table-cell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formula="of:= [.C$1] * [.$A13] ^[.C$2]" office:value-type="float" office:value="3.77668209451003" calcext:value-type="float">
            <text:p>3,777</text:p>
          </table:table-cell>
          <table:table-cell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 [.C$1] * [.$A14] ^[.C$2]" office:value-type="float" office:value="4" calcext:value-type="float">
            <text:p>4</text:p>
          </table:table-cell>
          <table:table-cell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formula="of:= [.C$1] * [.$A15] ^[.C$2]" office:value-type="float" office:value="4.22466236915389" calcext:value-type="float">
            <text:p>4,225</text:p>
          </table:table-cell>
          <table:table-cell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formula="of:= [.C$1] * [.$A16] ^[.C$2]" office:value-type="float" office:value="4.45061265730568" calcext:value-type="float">
            <text:p>4,451</text:p>
          </table:table-cell>
          <table:table-cell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formula="of:= [.C$1] * [.$A17] ^[.C$2]" office:value-type="float" office:value="4.67779917037078" calcext:value-type="float">
            <text:p>4,678</text:p>
          </table:table-cell>
          <table:table-cell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formula="of:= [.C$1] * [.$A18] ^[.C$2]" office:value-type="float" office:value="4.90617445502988" calcext:value-type="float">
            <text:p>4,906</text:p>
          </table:table-cell>
          <table:table-cell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formula="of:= [.C$1] * [.$A19] ^[.C$2]" office:value-type="float" office:value="5.13569478790962" calcext:value-type="float">
            <text:p>5,136</text:p>
          </table:table-cell>
          <table:table-cell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formula="of:= [.C$1] * [.$A20] ^[.C$2]" office:value-type="float" office:value="5.36631974435332" calcext:value-type="float">
            <text:p>5,366</text:p>
          </table:table-cell>
          <table:table-cell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formula="of:= [.C$1] * [.$A21] ^[.C$2]" office:value-type="float" office:value="5.598011831783" calcext:value-type="float">
            <text:p>5,598</text:p>
          </table:table-cell>
          <table:table-cell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formula="of:= [.C$1] * [.$A22] ^[.C$2]" office:value-type="float" office:value="5.83073617593397" calcext:value-type="float">
            <text:p>5,831</text:p>
          </table:table-cell>
          <table:table-cell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formula="of:= [.C$1] * [.$A23] ^[.C$2]" office:value-type="float" office:value="6.06446025071357" calcext:value-type="float">
            <text:p>6,064</text:p>
          </table:table-cell>
          <table:table-cell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formula="of:= [.C$1] * [.$A24] ^[.C$2]" office:value-type="float" office:value="6.29915364431807" calcext:value-type="float">
            <text:p>6,299</text:p>
          </table:table-cell>
          <table:table-cell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formula="of:= [.C$1] * [.$A25] ^[.C$2]" office:value-type="float" office:value="6.5347878556904" calcext:value-type="float">
            <text:p>6,535</text:p>
          </table:table-cell>
          <table:table-cell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formula="of:= [.C$1] * [.$A26] ^[.C$2]" office:value-type="float" office:value="6.77133611652738" calcext:value-type="float">
            <text:p>6,771</text:p>
          </table:table-cell>
          <table:table-cell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formula="of:= [.C$1] * [.$A27] ^[.C$2]" office:value-type="float" office:value="7.0087732349288" calcext:value-type="float">
            <text:p>7,009</text:p>
          </table:table-cell>
          <table:table-cell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formula="of:= [.C$1] * [.$A28] ^[.C$2]" office:value-type="float" office:value="7.24707545747853" calcext:value-type="float">
            <text:p>7,247</text:p>
          </table:table-cell>
          <table:table-cell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formula="of:= [.C$1] * [.$A29] ^[.C$2]" office:value-type="float" office:value="7.48622034710504" calcext:value-type="float">
            <text:p>7,486</text:p>
          </table:table-cell>
          <table:table-cell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formula="of:= [.C$1] * [.$A30] ^[.C$2]" office:value-type="float" office:value="7.72618667451543" calcext:value-type="float">
            <text:p>7,726</text:p>
          </table:table-cell>
          <table:table-cell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formula="of:= [.C$1] * [.$A31] ^[.C$2]" office:value-type="float" office:value="7.96695432135815" calcext:value-type="float">
            <text:p>7,967</text:p>
          </table:table-cell>
          <table:table-cell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formula="of:= [.C$1] * [.$A32] ^[.C$2]" office:value-type="float" office:value="8.20850419356396" calcext:value-type="float">
            <text:p>8,209</text:p>
          </table:table-cell>
          <table:table-cell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formula="of:= [.C$1] * [.$A33] ^[.C$2]" office:value-type="float" office:value="8.45081814355481" calcext:value-type="float">
            <text:p>8,451</text:p>
          </table:table-cell>
          <table:table-cell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 [.C$1] * [.$A34] ^[.C$2]" office:value-type="float" office:value="8.69387890020847" calcext:value-type="float">
            <text:p>8,694</text:p>
          </table:table-cell>
          <table:table-cell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formula="of:= [.C$1] * [.$A35] ^[.C$2]" office:value-type="float" office:value="8.93767000563069" calcext:value-type="float">
            <text:p>8,938</text:p>
          </table:table-cell>
          <table:table-cell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formula="of:= [.C$1] * [.$A36] ^[.C$2]" office:value-type="float" office:value="9.18217575792292" calcext:value-type="float">
            <text:p>9,182</text:p>
          </table:table-cell>
          <table:table-cell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formula="of:= [.C$1] * [.$A37] ^[.C$2]" office:value-type="float" office:value="9.42738115924746" calcext:value-type="float">
            <text:p>9,427</text:p>
          </table:table-cell>
          <table:table-cell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formula="of:= [.C$1] * [.$A38] ^[.C$2]" office:value-type="float" office:value="9.67327186858764" calcext:value-type="float">
            <text:p>9,673</text:p>
          </table:table-cell>
          <table:table-cell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formula="of:= [.C$1] * [.$A39] ^[.C$2]" office:value-type="float" office:value="9.91983415868142" calcext:value-type="float">
            <text:p>9,92</text:p>
          </table:table-cell>
          <table:table-cell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formula="of:= [.C$1] * [.$A40] ^[.C$2]" office:value-type="float" office:value="10.1670548766748" calcext:value-type="float">
            <text:p>10,167</text:p>
          </table:table-cell>
          <table:table-cell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formula="of:= [.C$1] * [.$A41] ^[.C$2]" office:value-type="float" office:value="10.4149214080999" calcext:value-type="float">
            <text:p>10,415</text:p>
          </table:table-cell>
          <table:table-cell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formula="of:= [.C$1] * [.$A42] ^[.C$2]" office:value-type="float" office:value="10.6634216438315" calcext:value-type="float">
            <text:p>10,663</text:p>
          </table:table-cell>
          <table:table-cell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formula="of:= [.C$1] * [.$A43] ^[.C$2]" office:value-type="float" office:value="10.9125439497196" calcext:value-type="float">
            <text:p>10,913</text:p>
          </table:table-cell>
          <table:table-cell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formula="of:= [.C$1] * [.$A44] ^[.C$2]" office:value-type="float" office:value="11.1622771386295" calcext:value-type="float">
            <text:p>11,162</text:p>
          </table:table-cell>
          <table:table-cell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formula="of:= [.C51] / [.D51]^[.H$5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imple Swor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5" calcext:value-type="float">
            <text:p>1,25</text:p>
          </table:table-cell>
          <table:table-cell/>
          <table:table-cell table:formula="of:=[.C52] / [.D52]" office:value-type="float" office:value="4" calcext:value-type="float">
            <text:p>4</text:p>
          </table:table-cell>
          <table:table-cell table:formula="of:= [.C52] / [.D52]^[.G$50]" office:value-type="float" office:value="3.89431242041169" calcext:value-type="float">
            <text:p>3,89431242041169</text:p>
          </table:table-cell>
          <table:table-cell table:formula="of:= [.C52] / [.D52]^[.H$50]" office:value-type="float" office:value="3.95561933162013" calcext:value-type="float">
            <text:p>3,9556193316201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45" calcext:value-type="float">
            <text:p>1,45</text:p>
          </table:table-cell>
          <table:table-cell/>
          <table:table-cell table:formula="of:=[.C53] / [.D53]" office:value-type="float" office:value="4.13793103448276" calcext:value-type="float">
            <text:p>4,13793103448276</text:p>
          </table:table-cell>
          <table:table-cell table:formula="of:= [.C53] / [.D53]^[.G$50]" office:value-type="float" office:value="3.95748327267477" calcext:value-type="float">
            <text:p>3,95748327267477</text:p>
          </table:table-cell>
          <table:table-cell table:formula="of:= [.C53] / [.D53]^[.H$50]" office:value-type="float" office:value="4.06176551488386" calcext:value-type="float">
            <text:p>4,06176551488386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formula="of:= [.C54] / [.D54]^[.H$50]" office:value-type="float" office:value="4.13751802317138" calcext:value-type="float">
            <text:p>4,1375180231713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formula="of:= [.C55] / [.D55]^[.H$50]" office:value-type="float" office:value="4.23546361568192" calcext:value-type="float">
            <text:p>4,23546361568192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formula="of:= [.C57] / [.D57]^[.H$50]" office:value-type="float" office:value="6.76325368431747" calcext:value-type="float">
            <text:p>6,76325368431747</text:p>
          </table:table-cell>
          <table:table-cell/>
          <table:table-cell office:value-type="string" calcext:value-type="string">
            <text:p>1H: 7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astard Swor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.5" calcext:value-type="float">
            <text:p>1,5</text:p>
          </table:table-cell>
          <table:table-cell/>
          <table:table-cell table:formula="of:=[.C58] / [.D58]" office:value-type="float" office:value="8.66666666666667" calcext:value-type="float">
            <text:p>8,66666666666667</text:p>
          </table:table-cell>
          <table:table-cell table:formula="of:= [.C58] / [.D58]^[.G$50]" office:value-type="float" office:value="8.25507725897506" calcext:value-type="float">
            <text:p>8,25507725897506</text:p>
          </table:table-cell>
          <table:table-cell table:formula="of:= [.C58] / [.D58]^[.H$50]" office:value-type="float" office:value="8.49273416604217" calcext:value-type="float">
            <text:p>8,49273416604217</text:p>
          </table:table-cell>
          <table:table-cell/>
          <table:table-cell office:value-type="string" calcext:value-type="string">
            <text:p>2H: 8,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59] / [.D59]" office:value-type="float" office:value="7.14285714285714" calcext:value-type="float">
            <text:p>7,14285714285714</text:p>
          </table:table-cell>
          <table:table-cell table:formula="of:= [.C59] / [.D59]^[.G$50]" office:value-type="float" office:value="6.86019720204418" calcext:value-type="float">
            <text:p>6,86019720204418</text:p>
          </table:table-cell>
          <table:table-cell table:formula="of:= [.C59] / [.D59]^[.H$50]" office:value-type="float" office:value="7.0236936774594" calcext:value-type="float">
            <text:p>7,023693677459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.65" calcext:value-type="float">
            <text:p>1,65</text:p>
          </table:table-cell>
          <table:table-cell/>
          <table:table-cell table:formula="of:=[.C60] / [.D60]" office:value-type="float" office:value="7.27272727272727" calcext:value-type="float">
            <text:p>7,27272727272727</text:p>
          </table:table-cell>
          <table:table-cell table:formula="of:= [.C60] / [.D60]^[.G$50]" office:value-type="float" office:value="6.84855942560505" calcext:value-type="float">
            <text:p>6,84855942560505</text:p>
          </table:table-cell>
          <table:table-cell table:formula="of:= [.C60] / [.D60]^[.H$50]" office:value-type="float" office:value="7.09288803972237" calcext:value-type="float">
            <text:p>7,09288803972237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2" calcext:value-type="float">
            <text:p>2,2</text:p>
          </table:table-cell>
          <table:table-cell/>
          <table:table-cell table:formula="of:=[.C61] / [.D61]" office:value-type="float" office:value="9.09090909090909" calcext:value-type="float">
            <text:p>9,09090909090909</text:p>
          </table:table-cell>
          <table:table-cell table:formula="of:= [.C61] / [.D61]^[.G$50]" office:value-type="float" office:value="8.27021106062229" calcext:value-type="float">
            <text:p>8,27021106062229</text:p>
          </table:table-cell>
          <table:table-cell table:formula="of:= [.C61] / [.D61]^[.H$50]" office:value-type="float" office:value="8.73949183187924" calcext:value-type="float">
            <text:p>8,73949183187924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.1" calcext:value-type="float">
            <text:p>1,1</text:p>
          </table:table-cell>
          <table:table-cell/>
          <table:table-cell table:formula="of:=[.C63] / [.D63]" office:value-type="float" office:value="8.18181818181818" calcext:value-type="float">
            <text:p>8,18181818181818</text:p>
          </table:table-cell>
          <table:table-cell table:formula="of:= [.C63] / [.D63]^[.G$50]" office:value-type="float" office:value="8.08877401202417" calcext:value-type="float">
            <text:p>8,08877401202417</text:p>
          </table:table-cell>
          <table:table-cell table:formula="of:= [.C63] / [.D63]^[.H$50]" office:value-type="float" office:value="8.14292041116853" calcext:value-type="float">
            <text:p>8,14292041116853</text:p>
          </table:table-cell>
          <table:table-cell/>
          <table:table-cell office:value-type="string" calcext:value-type="string">
            <text:p>1H: 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road Swor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.35" calcext:value-type="float">
            <text:p>1,35</text:p>
          </table:table-cell>
          <table:table-cell/>
          <table:table-cell table:formula="of:=[.C64] / [.D64]" office:value-type="float" office:value="8.14814814814815" calcext:value-type="float">
            <text:p>8,14814814814815</text:p>
          </table:table-cell>
          <table:table-cell table:formula="of:= [.C64] / [.D64]^[.G$50]" office:value-type="float" office:value="7.85993336959163" calcext:value-type="float">
            <text:p>7,85993336959163</text:p>
          </table:table-cell>
          <table:table-cell table:formula="of:= [.C64] / [.D64]^[.H$50]" office:value-type="float" office:value="8.02679604917221" calcext:value-type="float">
            <text:p>8,02679604917221</text:p>
          </table:table-cell>
          <table:table-cell/>
          <table:table-cell office:value-type="string" calcext:value-type="string">
            <text:p>2H: 9,6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.7" calcext:value-type="float">
            <text:p>1,7</text:p>
          </table:table-cell>
          <table:table-cell/>
          <table:table-cell table:formula="of:=[.C65] / [.D65]" office:value-type="float" office:value="10" calcext:value-type="float">
            <text:p>10</text:p>
          </table:table-cell>
          <table:table-cell table:formula="of:= [.C65] / [.D65]^[.G$50]" office:value-type="float" office:value="9.38309534638946" calcext:value-type="float">
            <text:p>9,38309534638946</text:p>
          </table:table-cell>
          <table:table-cell table:formula="of:= [.C65] / [.D65]^[.H$50]" office:value-type="float" office:value="9.73817453262605" calcext:value-type="float">
            <text:p>9,73817453262605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C66] / [.D66]" office:value-type="float" office:value="10" calcext:value-type="float">
            <text:p>10</text:p>
          </table:table-cell>
          <table:table-cell table:formula="of:= [.C66] / [.D66]^[.G$50]" office:value-type="float" office:value="9.25869052483269" calcext:value-type="float">
            <text:p>9,25869052483269</text:p>
          </table:table-cell>
          <table:table-cell table:formula="of:= [.C66] / [.D66]^[.H$50]" office:value-type="float" office:value="9.68416811191868" calcext:value-type="float">
            <text:p>9,6841681119186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67] / [.D67]" office:value-type="float" office:value="10" calcext:value-type="float">
            <text:p>10</text:p>
          </table:table-cell>
          <table:table-cell table:formula="of:= [.C67] / [.D67]^[.G$50]" office:value-type="float" office:value="9.60427608286185" calcext:value-type="float">
            <text:p>9,60427608286185</text:p>
          </table:table-cell>
          <table:table-cell table:formula="of:= [.C67] / [.D67]^[.H$50]" office:value-type="float" office:value="9.83317114844316" calcext:value-type="float">
            <text:p>9,833171148443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Cutlas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95" calcext:value-type="float">
            <text:p>0,95</text:p>
          </table:table-cell>
          <table:table-cell/>
          <table:table-cell table:formula="of:=[.C69] / [.D69]" office:value-type="float" office:value="8.42105263157895" calcext:value-type="float">
            <text:p>8,42105263157895</text:p>
          </table:table-cell>
          <table:table-cell table:formula="of:= [.C69] / [.D69]^[.G$50]" office:value-type="float" office:value="8.47304570498978" calcext:value-type="float">
            <text:p>8,47304570498978</text:p>
          </table:table-cell>
          <table:table-cell table:formula="of:= [.C69] / [.D69]^[.H$50]" office:value-type="float" office:value="8.4426775266127" calcext:value-type="float">
            <text:p>8,4426775266127</text:p>
          </table:table-cell>
          <table:table-cell/>
          <table:table-cell office:value-type="string" calcext:value-type="string">
            <text:p>1H: 8,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Curved Swor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70] / [.D70]" office:value-type="float" office:value="10.7142857142857" calcext:value-type="float">
            <text:p>10,7142857142857</text:p>
          </table:table-cell>
          <table:table-cell table:formula="of:= [.C70] / [.D70]^[.G$50]" office:value-type="float" office:value="10.2902958030663" calcext:value-type="float">
            <text:p>10,2902958030663</text:p>
          </table:table-cell>
          <table:table-cell table:formula="of:= [.C70] / [.D70]^[.H$50]" office:value-type="float" office:value="10.5355405161891" calcext:value-type="float">
            <text:p>10,5355405161891</text:p>
          </table:table-cell>
          <table:table-cell/>
          <table:table-cell office:value-type="string" calcext:value-type="string">
            <text:p>2H: 10,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r Cleaver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.5" calcext:value-type="float">
            <text:p>1,5</text:p>
          </table:table-cell>
          <table:table-cell/>
          <table:table-cell table:formula="of:=[.C71] / [.D71]" office:value-type="float" office:value="8.66666666666667" calcext:value-type="float">
            <text:p>8,66666666666667</text:p>
          </table:table-cell>
          <table:table-cell table:formula="of:= [.C71] / [.D71]^[.G$50]" office:value-type="float" office:value="8.25507725897506" calcext:value-type="float">
            <text:p>8,25507725897506</text:p>
          </table:table-cell>
          <table:table-cell table:formula="of:= [.C71] / [.D71]^[.H$50]" office:value-type="float" office:value="8.49273416604217" calcext:value-type="float">
            <text:p>8,49273416604217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orning St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C72] / [.D72]" office:value-type="float" office:value="8.88888888888889" calcext:value-type="float">
            <text:p>8,88888888888889</text:p>
          </table:table-cell>
          <table:table-cell table:formula="of:= [.C72] / [.D72]^[.G$50]" office:value-type="float" office:value="8.28351717298029" calcext:value-type="float">
            <text:p>8,28351717298029</text:p>
          </table:table-cell>
          <table:table-cell table:formula="of:= [.C72] / [.D72]^[.H$50]" office:value-type="float" office:value="8.63145185205713" calcext:value-type="float">
            <text:p>8,63145185205713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ar Pike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.35" calcext:value-type="float">
            <text:p>2,35</text:p>
          </table:table-cell>
          <table:table-cell/>
          <table:table-cell table:formula="of:=[.C73] / [.D73]" office:value-type="float" office:value="10.6382978723404" calcext:value-type="float">
            <text:p>10,6382978723404</text:p>
          </table:table-cell>
          <table:table-cell table:formula="of:= [.C73] / [.D73]^[.G$50]" office:value-type="float" office:value="9.60160869982449" calcext:value-type="float">
            <text:p>9,60160869982449</text:p>
          </table:table-cell>
          <table:table-cell table:formula="of:= [.C73] / [.D73]^[.H$50]" office:value-type="float" office:value="10.1933926431256" calcext:value-type="float">
            <text:p>10,19339264312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/>
          <table:table-cell table:style-name="Default" table:number-columns-repeated="2"/>
          <table:table-cell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formula="of:= [.C75] / [.D75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formula="of:= [.C76] / [.D76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formula="of:= [.C77] / [.D77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style-name="Default" table:number-columns-repeated="2"/>
          <table:table-cell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formula="of:= [.C78] / [.D78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2"/>
          <table:table-cell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formula="of:= [.C79] / [.D79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/>
          <table:table-cell table:style-name="Default" table:number-columns-repeated="2"/>
          <table:table-cell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formula="of:= [.C81] / [.D81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formula="of:= [.C82] / [.D82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formula="of:= [.C83] / [.D83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style-name="Default" table:number-columns-repeated="2"/>
          <table:table-cell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formula="of:= [.C84] / [.D84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2"/>
          <table:table-cell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formula="of:= [.C85] / [.D85]^[.H$50]" office:value-type="string" office:string-value="" calcext:value-type="error">
            <text:p>#DIV/0!</text:p>
          </table:table-cell>
          <table:table-cell table:number-columns-repeated="5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table table:name="Encumbrance" table:style-name="ta1">
        <table:table-column table:style-name="co9" table:default-cell-style-name="Default"/>
        <table:table-column table:style-name="co9" table:default-cell-style-name="ce29"/>
        <table:table-column table:style-name="co15" table:default-cell-style-name="Default"/>
        <table:table-column table:style-name="co15" table:default-cell-style-name="ce36"/>
        <table:table-column table:style-name="co16" table:default-cell-style-name="Default"/>
        <table:table-column table:style-name="co9" table:default-cell-style-name="ce29"/>
        <table:table-column table:style-name="co9" table:default-cell-style-name="Default"/>
        <table:table-column table:style-name="co9" table:default-cell-style-name="ce36"/>
        <table:table-row table:style-name="ro1">
          <table:table-cell/>
          <table:table-cell table:style-name="ce26"/>
          <table:table-cell table:style-name="ce26" office:value-type="string" calcext:value-type="string">
            <text:p>Light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Heavy</text:p>
          </table:table-cell>
          <table:table-cell table:style-name="ce26"/>
        </table:table-row>
        <table:table-row table:style-name="ro1"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table:style-name="ce28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ot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28" table:formula="of:=SUM([.B3:.B7])" office:value-type="float" office:value="60" calcext:value-type="float">
            <text:p>60</text:p>
          </table:table-cell>
          <table:table-cell table:style-name="ce32" table:formula="of:=SUM([.C3:.C7])" office:value-type="float" office:value="72" calcext:value-type="float">
            <text:p>72</text:p>
          </table:table-cell>
          <table:table-cell table:style-name="ce35" table:formula="of:=SUM([.D3:.D7])" office:value-type="float" office:value="18" calcext:value-type="float">
            <text:p>18</text:p>
          </table:table-cell>
          <table:table-cell/>
          <table:table-cell table:style-name="ce28" table:formula="of:=SUM([.F3:.F7])" office:value-type="float" office:value="80" calcext:value-type="float">
            <text:p>80</text:p>
          </table:table-cell>
          <table:table-cell table:style-name="ce32" table:formula="of:=SUM([.G3:.G7])" office:value-type="float" office:value="96" calcext:value-type="float">
            <text:p>96</text:p>
          </table:table-cell>
          <table:table-cell table:style-name="ce35" table:formula="of:=SUM([.H3:.H7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 Shield</text:p>
          </table:table-cell>
          <table:table-cell table:style-name="ce30" table:formula="of:=SUM([.B3:.B6])" office:value-type="float" office:value="48" calcext:value-type="float">
            <text:p>48</text:p>
          </table:table-cell>
          <table:table-cell table:style-name="ce33" table:formula="of:=SUM([.C3:.C6])" office:value-type="float" office:value="58" calcext:value-type="float">
            <text:p>58</text:p>
          </table:table-cell>
          <table:table-cell table:style-name="ce37" table:formula="of:=SUM([.D3:.D6])" office:value-type="float" office:value="15" calcext:value-type="float">
            <text:p>15</text:p>
          </table:table-cell>
          <table:table-cell/>
          <table:table-cell table:style-name="ce30" table:formula="of:=SUM([.F3:.F6])" office:value-type="float" office:value="64" calcext:value-type="float">
            <text:p>64</text:p>
          </table:table-cell>
          <table:table-cell table:style-name="ce33" table:formula="of:=SUM([.G3:.G6])" office:value-type="float" office:value="77" calcext:value-type="float">
            <text:p>77</text:p>
          </table:table-cell>
          <table:table-cell table:style-name="ce37" table:formula="of:=SUM([.H3:.H6])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5" office:value-type="string" calcext:value-type="string">
            <text:p>Ratio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rotection</text:p>
          </table:table-cell>
          <table:table-cell table:style-name="Default" table:formula="of:=[.B9]/[.F9]" office:value-type="float" office:value="0.75" calcext:value-type="float">
            <text:p>0,75</text:p>
          </table:table-cell>
          <table:table-cell table:formula="of:=[.C9]/[.G9]" office:value-type="float" office:value="0.75" calcext:value-type="float">
            <text:p>0,75</text:p>
          </table:table-cell>
          <table:table-cell table:style-name="Default"/>
          <table:table-cell/>
          <table:table-cell table:style-name="Default" table:formula="of:=[.F9]/[.B9]" office:value-type="float" office:value="1.33333333333333" calcext:value-type="float">
            <text:p>1,33333333333333</text:p>
          </table:table-cell>
          <table:table-cell table:formula="of:=[.G9]/[.C9]" office:value-type="float" office:value="1.33333333333333" calcext:value-type="float">
            <text:p>1,33333333333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formula="of:=(1/(1+[.D9]/100))/(1/(1+[.H9]/100))" office:value-type="float" office:value="1.24576271186441" calcext:value-type="float">
            <text:p>1,24576271186441</text:p>
          </table:table-cell>
          <table:table-cell table:formula="of:=(1/(1+[.D9]/100))/(1/(1+[.H9]/100))" office:value-type="float" office:value="1.24576271186441" calcext:value-type="float">
            <text:p>1,24576271186441</text:p>
          </table:table-cell>
          <table:table-cell table:style-name="Default"/>
          <table:table-cell/>
          <table:table-cell table:style-name="Default" table:formula="of:=(1/(1+[.H9]/100))/(1/(1+[.D9]/100))" office:value-type="float" office:value="0.802721088435374" calcext:value-type="float">
            <text:p>0,802721088435374</text:p>
          </table:table-cell>
          <table:table-cell table:formula="of:=(1/(1+[.H9]/100))/(1/(1+[.D9]/100))" office:value-type="float" office:value="0.802721088435374" calcext:value-type="float">
            <text:p>0,802721088435374</text:p>
          </table:table-cell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[.B13]*[.B14]" office:value-type="float" office:value="0.934322033898305" calcext:value-type="float">
            <text:p>0,934322033898305</text:p>
          </table:table-cell>
          <table:table-cell table:formula="of:=[.C13]*[.C14]" office:value-type="float" office:value="0.934322033898305" calcext:value-type="float">
            <text:p>0,934322033898305</text:p>
          </table:table-cell>
          <table:table-cell table:style-name="Default"/>
          <table:table-cell/>
          <table:table-cell table:style-name="Default" table:formula="of:=[.F13]*[.F14]" office:value-type="float" office:value="1.0702947845805" calcext:value-type="float">
            <text:p>1,0702947845805</text:p>
          </table:table-cell>
          <table:table-cell table:formula="of:=[.G13]*[.G14]" office:value-type="float" office:value="1.0702947845805" calcext:value-type="float">
            <text:p>1,070294784580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.00.0000</text:date>, <text:time style:data-style-name="N2" text:time-value="12:42:06.5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5-02-09T22:12:37.871000000</dc:date>
    <meta:editing-duration>P7DT23H40M42S</meta:editing-duration>
    <meta:editing-cycles>47</meta:editing-cycles>
    <meta:generator>LibreOffice/7.0.4.2$Windows_X86_64 LibreOffice_project/dcf040e67528d9187c66b2379df5ea4407429775</meta:generator>
    <meta:document-statistic meta:table-count="5" meta:cell-count="1391" meta:object-count="0"/>
  </office:meta>
</office:document-meta>
</file>